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50929"/>
    </style:style>
    <style:style style:name="P2" style:family="paragraph" style:parent-style-name="Standard">
      <style:paragraph-properties fo:line-height="200%"/>
      <style:text-properties officeooo:paragraph-rsid="00150929"/>
    </style:style>
    <style:style style:name="P3" style:family="paragraph" style:parent-style-name="Standard">
      <style:paragraph-properties fo:line-height="200%"/>
      <style:text-properties officeooo:paragraph-rsid="00170045"/>
    </style:style>
    <style:style style:name="T1" style:family="text">
      <style:text-properties officeooo:rsid="00150929"/>
    </style:style>
    <style:style style:name="T2" style:family="text">
      <style:text-properties officeooo:rsid="0017004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manda Erskine </text:span></text:p>
      <text:p text:style-name="P1"><text:span text:style-name="T1">EBGN 320 </text:span></text:p>
      <text:p text:style-name="P1"><text:span text:style-name="T1">Assignment 10</text:span></text:p>
      <text:p text:style-name="P1"><text:span text:style-name="T1">Due 4/12/2013</text:span></text:p>
      <text:p text:style-name="P1"><text:span text:style-name="T1"/></text:p>
      <text:p text:style-name="P1"><text:span text:style-name="T1">4. “International financial flows can only hinder economic growth.” Discuss.</text:span></text:p>
      <text:p text:style-name="P1"><text:span text:style-name="T1"/></text:p>
      <text:p text:style-name="P2"><text:span text:style-name="T1"><text:tab/>International financial flows have a positive impact on economic growth. The foreign direct investment (FDI) provides “a direct positive impact on GDP, increased tax revenues, increased exports, increased competition in domestic firms, technology spillovers to domestic firms and forward and backward linkages to domestic firms,” (Greenhalgh 257). </text:span><text:span text:style-name="T2">Venture capitalists are a vital part of FDI, they supply money and expertise to young and older companies, and increase the chances of their success.</text:span></text:p>
      <text:p text:style-name="P3"><text:span text:style-name="T2"><text:tab/>Under capital market liberalization money can flow in and out of the economy freely. The competition for international funds improves financial markets, and diversifies portfolios which leads to a higher social welfare. The most innovative firms and countries benefit most from portfolio investment. Capital market liberalization can be bad, as “sudden inflows or outflows of capital destabilize the banking sector and can cause exchange rates and interest rates to move dramatically” (Greenhalgh 259). According to Stiglitz “unfettered capital market liberalization is likely to harm growth,” especially if dramatic inflows and outflows are allowed to occur (Greenhalgh 259).</text:span></text:p>
      <text:p text:style-name="P3"><text:span text:style-name="T2">6. Under what circumstances might the TRIPS agreement damage welfare in poorer countries?</text:span></text:p>
      <text:p text:style-name="P3"><text:span text:style-name="T2"><text:tab/>Trade-related aspects of intellectual property (TRIPS) “specifies minimum lengths of patent protection (and other IPRs) for all countries” (Greenhalgh 262). This can damage the welfare in poorer countries since it limits the possibilities of “freeriding” which is when a country sits back and lets other countries <text:s/>generate innovations and then uses the knowledge and ideas generated without permission. TRIPS helps “intellectual poperty producing countries extract profits from poorer countries” which minimizes the welfare of the poorer country (Greenhalgh 262). TRIPS usually increases the prices in poorer countries which helps the poor become poor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DeMaria</meta:initial-creator>
    <meta:creation-date>2013-04-11T21:54:36</meta:creation-date>
    <dc:date>2013-04-11T22:24:43</dc:date>
    <dc:creator>Andrew DeMaria</dc:creator>
    <meta:editing-duration>PT23M10S</meta:editing-duration>
    <meta:editing-cycles>2</meta:editing-cycles>
    <meta:generator>LibreOffice/4.0.2.2$Linux_X86_64 LibreOffice_project/400m0$Build-2</meta:generator>
    <meta:document-statistic meta:table-count="0" meta:image-count="0" meta:object-count="0" meta:page-count="1" meta:paragraph-count="9" meta:word-count="293" meta:character-count="2046" meta:non-whitespace-character-count="1756"/>
  </office:meta>
</office:document-meta>
</file>